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50128" calcext:value-type="float">
            <text:p>18.55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69712" calcext:value-type="float">
            <text:p>18.26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55648" calcext:value-type="float">
            <text:p>17.5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61536" calcext:value-type="float">
            <text:p>16.86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20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5544" calcext:value-type="float">
            <text:p>16.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19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4416" calcext:value-type="float">
            <text:p>18.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18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34896" calcext:value-type="float">
            <text:p>18.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17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17184" calcext:value-type="float">
            <text:p>18.61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16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2808" calcext:value-type="float">
            <text:p>18.9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1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4656" calcext:value-type="float">
            <text:p>18.96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332</text:p>
          </table:table-cell>
          <table:table-cell office:value-type="string" calcext:value-type="string">
            <text:p>30N 24W 12NESE:194332</text:p>
          </table:table-cell>
          <table:table-cell office:value-type="string" calcext:value-type="string">
            <text:p>201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51296" calcext:value-type="float">
            <text:p>18.75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4" meta:object-count="0"/>
    <meta:user-defined meta:name="AppVersion">3.0</meta:user-defined>
  </office:meta>
</office:document-meta>
</file>